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eine Programmierrichtlinien (Namenbenennung, Public, Private, if else, Kommentare,<text:s/>wo deklariert ?<text:s/>GrossKleinschreibung)</text:p>
      <text:p text:style-name="Standard"/>
      <text:p text:style-name="Standard">UseCase Diagramme</text:p>
      <text:p text:style-name="Standard"/>
      <text:p text:style-name="Standard">Flussdiagramme</text:p>
      <text:p text:style-name="Standard"/>
      <text:p text:style-name="Standard">Vorgehen</text:p>
      <text:p text:style-name="Standard">Öffentliche Methoden alle kommentieren -&gt; summary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<text:tab/>Estermann Rafael<text:tab/>14.11.20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el Estermann</meta:initial-creator>
    <dc:creator>Rafael Estermann</dc:creator>
    <meta:creation-date>2017-11-14T14:58:00Z</meta:creation-date>
    <dc:date>2017-11-15T08:17:00Z</dc:date>
    <meta:template xlink:href="Normal" xlink:type="simple"/>
    <meta:editing-cycles>5</meta:editing-cycles>
    <meta:editing-duration>PT0S</meta:editing-duration>
    <meta:document-statistic meta:page-count="1" meta:paragraph-count="1" meta:word-count="29" meta:character-count="217" meta:row-count="1" meta:non-whitespace-character-count="189"/>
  </office:meta>
</office:document-meta>
</file>